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fdfe" draw:textarea-horizontal-align="justify" draw:textarea-vertical-align="middle" draw:auto-grow-height="false" fo:min-height="1.621cm" fo:min-width="3.27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145cm" fo:min-width="6.07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cfdfe" draw:textarea-horizontal-align="justify" draw:textarea-vertical-align="middle" draw:auto-grow-height="false" fo:min-height="0.648cm" fo:min-width="0.84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859cm" fo:min-width="1.498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cfdfe" draw:textarea-horizontal-align="justify" draw:textarea-vertical-align="middle" draw:auto-grow-height="false" fo:min-height="0.957cm" fo:min-width="0.77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cfdfe" draw:textarea-horizontal-align="justify" draw:textarea-vertical-align="middle" draw:auto-grow-height="false" fo:min-height="1.637cm" fo:min-width="3.292cm" fo:padding-top="0.134cm" fo:padding-bottom="0.134cm" fo:padding-left="0.259cm" fo:padding-right="0.259cm"/>
    </style:style>
    <style:style style:name="P1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2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</style:style>
    <style:style style:name="P3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cfdfe"/>
      <style:paragraph-properties fo:text-align="center"/>
      <style:text-properties fo:font-size="8pt"/>
    </style:style>
    <style:style style:name="P6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cfdf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0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8pt" style:font-name-asian="SimSun" style:font-size-asian="8pt" style:font-name-complex="Calibri" style:font-size-complex="8pt" style:language-complex="ar" style:country-complex="SA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905cm" svg:x="14.378cm" svg:y="10.036cm">
          <text:p text:style-name="P1"><text:span text:style-name="T1">Building 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604cm" svg:height="3.429cm" svg:x="12.973cm" svg:y="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905cm" svg:height="1.27cm" svg:x="13.127cm" svg:y="7.723cm">
          <text:p text:style-name="P4"><text:span text:style-name="T2">Object 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15.386cm" svg:y="7.723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17.445cm" svg:y="7.723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2.032cm" svg:height="1.143cm" svg:x="13.1cm" svg:y="5.872cm">
          <text:p text:style-name="P1"><text:span text:style-name="T3">A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5.259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7.418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14.116cm" svg:y1="7.777cm" svg:x2="14.116cm" svg:y2="7.015cm">
          <text:p/>
        </draw:line>
        <draw:line draw:style-name="gr5" draw:text-style-name="P7" draw:layer="layout" svg:x1="16.302cm" svg:y1="7.777cm" svg:x2="16.302cm" svg:y2="7.015cm">
          <text:p/>
        </draw:line>
        <draw:line draw:style-name="gr5" draw:text-style-name="P7" draw:layer="layout" svg:x1="18.461cm" svg:y1="7.777cm" svg:x2="18.461cm" svg:y2="7.015cm">
          <text:p/>
        </draw:line>
        <draw:line draw:style-name="gr5" draw:text-style-name="P7" draw:layer="layout" svg:x1="16.248cm" svg:y1="10.071cm" svg:x2="16.248cm" svg:y2="9.055cm">
          <text:p/>
        </draw:line>
        <draw:custom-shape draw:style-name="gr6" draw:text-style-name="P8" draw:layer="layout" svg:width="2.54cm" svg:height="2.413cm" svg:x="20.077cm" svg:y="9.795cm">
          <text:p text:style-name="P4"><text:span text:style-name="T5">Get Outlet Dra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8" draw:layer="layout" svg:width="2.54cm" svg:height="2.413cm" svg:x="9.778cm" svg:y="9.795cm">
          <text:p text:style-name="P4"><text:span text:style-name="T5">Get</text:span></text:p>
          <text:p text:style-name="P4"><text:span text:style-name="T5">Roadside Dra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7" draw:layer="layout" svg:x1="14.335cm" svg:y1="10.965cm" svg:x2="12.303cm" svg:y2="10.965cm">
          <text:p/>
        </draw:line>
        <draw:line draw:style-name="gr5" draw:text-style-name="P7" draw:layer="layout" svg:x1="18.145cm" svg:y1="10.965cm" svg:x2="20.05cm" svg:y2="10.965cm">
          <text:p/>
        </draw:line>
        <draw:custom-shape draw:style-name="gr7" draw:text-style-name="P9" xml:id="id5" draw:id="id5" draw:layer="layout" svg:width="3.81cm" svg:height="1.905cm" svg:x="23.878cm" svg:y="10.036cm">
          <text:p text:style-name="P1"><text:span text:style-name="T1">Pipe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3.81cm" svg:height="1.905cm" svg:x="4.778cm" svg:y="10.036cm">
          <text:p text:style-name="P1"><text:span text:style-name="T1">Pipe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9.763cm" svg:y1="10.965cm" svg:x2="8.62cm" svg:y2="10.965cm">
          <text:p/>
        </draw:line>
        <draw:line draw:style-name="gr5" draw:text-style-name="P7" draw:layer="layout" svg:x1="22.59cm" svg:y1="10.965cm" svg:x2="23.86cm" svg:y2="10.965cm">
          <text:p/>
        </draw:line>
        <draw:custom-shape draw:style-name="gr2" draw:text-style-name="P3" draw:layer="layout" svg:width="6.604cm" svg:height="3.429cm" svg:x="3.373cm" svg:y="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905cm" svg:height="1.27cm" svg:x="3.527cm" svg:y="7.723cm">
          <text:p text:style-name="P4"><text:span text:style-name="T6"><text:s/></text:span><text:span text:style-name="T2">Object 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5.786cm" svg:y="7.723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7.845cm" svg:y="7.723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0" draw:layer="layout" svg:width="2.032cm" svg:height="1.143cm" svg:x="3.5cm" svg:y="5.872cm">
          <text:p text:style-name="P1"><text:span text:style-name="T7">Roadside D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5.659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7.818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4.516cm" svg:y1="7.777cm" svg:x2="4.516cm" svg:y2="7.015cm">
          <text:p/>
        </draw:line>
        <draw:line draw:style-name="gr5" draw:text-style-name="P7" draw:layer="layout" svg:x1="6.702cm" svg:y1="7.777cm" svg:x2="6.702cm" svg:y2="7.015cm">
          <text:p/>
        </draw:line>
        <draw:line draw:style-name="gr5" draw:text-style-name="P7" draw:layer="layout" svg:x1="8.861cm" svg:y1="7.777cm" svg:x2="8.861cm" svg:y2="7.015cm">
          <text:p/>
        </draw:line>
        <draw:custom-shape draw:style-name="gr2" draw:text-style-name="P3" draw:layer="layout" svg:width="6.604cm" svg:height="3.429cm" svg:x="22.373cm" svg:y="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905cm" svg:height="1.27cm" svg:x="22.527cm" svg:y="7.723cm">
          <text:p text:style-name="P4"><text:span text:style-name="T6"><text:s/></text:span><text:span text:style-name="T2">Object 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24.786cm" svg:y="7.723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905cm" svg:height="1.27cm" svg:x="26.845cm" svg:y="7.723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0" draw:layer="layout" svg:width="2.032cm" svg:height="1.143cm" svg:x="22.5cm" svg:y="5.872cm">
          <text:p text:style-name="P1"><text:span text:style-name="T7">Outlet D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4.659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6.818cm" svg:y="5.872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23.516cm" svg:y1="7.777cm" svg:x2="23.516cm" svg:y2="7.015cm">
          <text:p/>
        </draw:line>
        <draw:line draw:style-name="gr5" draw:text-style-name="P7" draw:layer="layout" svg:x1="25.702cm" svg:y1="7.777cm" svg:x2="25.702cm" svg:y2="7.015cm">
          <text:p/>
        </draw:line>
        <draw:line draw:style-name="gr5" draw:text-style-name="P7" draw:layer="layout" svg:x1="27.861cm" svg:y1="7.777cm" svg:x2="27.861cm" svg:y2="7.015cm">
          <text:p/>
        </draw:line>
        <draw:line draw:style-name="gr5" draw:text-style-name="P7" draw:layer="layout" svg:x1="6.688cm" svg:y1="10.076cm" svg:x2="6.688cm" svg:y2="9.06cm">
          <text:p/>
        </draw:line>
        <draw:line draw:style-name="gr5" draw:text-style-name="P7" draw:layer="layout" svg:x1="25.765cm" svg:y1="10.076cm" svg:x2="25.765cm" svg:y2="9.06cm">
          <text:p/>
        </draw:line>
        <draw:custom-shape draw:style-name="gr6" draw:text-style-name="P8" xml:id="id2" draw:id="id2" draw:layer="layout" svg:width="2.54cm" svg:height="2.413cm" svg:x="9.779cm" svg:y="14.095cm">
          <text:p text:style-name="P4"><text:span text:style-name="T5">Check if not</text:span></text:p>
          <text:p text:style-name="P4"><text:span text:style-name="T5"><text:s/></text:span><text:span text:style-name="T5">Collid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8" xml:id="id3" draw:id="id3" draw:layer="layout" svg:width="2.54cm" svg:height="2.413cm" svg:x="20.08cm" svg:y="14.095cm">
          <text:p text:style-name="P4"><text:span text:style-name="T5">Check if not </text:span></text:p>
          <text:p text:style-name="P4"><text:span text:style-name="T5">Collid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7" draw:layer="layout" svg:x1="16.283cm" svg:y1="11.941cm" svg:x2="12.319cm" svg:y2="15.302cm" draw:start-shape="id1" draw:start-glue-point="2" draw:end-shape="id2" draw:end-glue-point="7" svg:d="M16283 11941v3361h-3964" svg:viewBox="0 0 3965 3362">
          <text:p/>
        </draw:connector>
        <draw:connector draw:style-name="gr5" draw:text-style-name="P7" draw:layer="layout" svg:x1="16.283cm" svg:y1="11.941cm" svg:x2="20.08cm" svg:y2="15.302cm" draw:start-shape="id1" draw:start-glue-point="2" draw:end-shape="id3" draw:end-glue-point="5" svg:d="M16283 11941v3361h3797" svg:viewBox="0 0 3798 3362">
          <text:p/>
        </draw:connector>
        <draw:connector draw:style-name="gr5" draw:text-style-name="P7" draw:layer="layout" svg:x1="6.683cm" svg:y1="11.941cm" svg:x2="9.779cm" svg:y2="15.302cm" draw:start-shape="id4" draw:start-glue-point="2" draw:end-shape="id2" draw:end-glue-point="5" svg:d="M6683 11941v3361h3096" svg:viewBox="0 0 3097 3362">
          <text:p/>
        </draw:connector>
        <draw:connector draw:style-name="gr5" draw:text-style-name="P7" draw:layer="layout" svg:x1="25.783cm" svg:y1="11.941cm" svg:x2="22.62cm" svg:y2="15.302cm" draw:start-shape="id5" draw:start-glue-point="2" draw:end-shape="id3" draw:end-glue-point="7" svg:d="M25783 11941v3361h-3163" svg:viewBox="0 0 3164 33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0:14:11.577000000</meta:creation-date>
    <dc:date>2018-11-28T17:33:22.783000000</dc:date>
    <meta:editing-duration>PT1H34M22S</meta:editing-duration>
    <meta:editing-cycles>2</meta:editing-cycles>
    <meta:generator>LibreOffice/6.1.2.1$Windows_X86_64 LibreOffice_project/65905a128db06ba48db947242809d14d3f9a93fe</meta:generator>
    <meta:document-statistic meta:object-count="48"/>
  </office:meta>
</office:document-meta>
</file>